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38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</style:style>
    <style:style style:name="P39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0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Preformatted_20_Text" style:master-page-name="">
      <style:paragraph-properties fo:margin-left="0cm" fo:margin-right="-0.053cm" fo:margin-top="0cm" fo:margin-bottom="0cm" fo:line-height="100%" fo:text-indent="0cm" style:auto-text-indent="false" style:page-number="auto"/>
      <style:text-properties fo:font-size="12pt" fo:language="ru" fo:country="RU" style:font-size-asian="12pt" style:font-size-complex="12pt"/>
    </style:style>
    <style:style style:name="P42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top="0cm" fo:margin-bottom="0.212cm" fo:line-height="100%"/>
    </style:style>
    <style:style style:name="P44" style:family="paragraph" style:parent-style-name="Table_20_Contents">
      <style:paragraph-properties fo:line-height="100%" fo:padding="0.049cm" fo:border="0.002cm solid #000000"/>
      <style:text-properties fo:font-size="20pt"/>
    </style:style>
    <style:style style:name="P45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20pt"/>
    </style:style>
    <style:style style:name="P46" style:family="paragraph" style:parent-style-name="Table_20_Contents">
      <style:paragraph-properties fo:line-height="100%" fo:padding="0.049cm" fo:border="0.002cm solid #000000"/>
      <style:text-properties fo:font-size="16pt"/>
    </style:style>
    <style:style style:name="P47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16pt"/>
    </style:style>
    <style:style style:name="P48" style:family="paragraph" style:parent-style-name="Table_20_Contents">
      <style:paragraph-properties fo:line-height="100%" fo:padding="0.049cm" fo:border="0.002cm solid #000000"/>
      <style:text-properties fo:font-size="12pt" style:font-size-asian="12pt" style:font-size-complex="12pt"/>
    </style:style>
    <style:style style:name="P49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12pt" style:font-size-asian="12pt" style:font-size-complex="12pt"/>
    </style:style>
    <style:style style:name="P50" style:family="paragraph" style:parent-style-name="Preformatted_20_Text">
      <style:paragraph-properties fo:line-height="100%"/>
      <style:text-properties fo:font-size="12pt" style:font-size-asian="12pt" style:font-size-complex="12pt"/>
    </style:style>
    <style:style style:name="P51" style:family="paragraph" style:parent-style-name="Preformatted_20_Text">
      <style:paragraph-properties fo:line-height="100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Preformatted_20_Text">
      <style:paragraph-properties fo:margin-left="0cm" fo:margin-right="-0.053cm" fo:margin-top="0cm" fo:margin-bottom="0cm" fo:line-height="100%" fo:text-indent="-0.079cm" style:auto-text-indent="false"/>
      <style:text-properties fo:font-size="12pt" style:font-size-asian="12pt" style:font-size-complex="12pt"/>
    </style:style>
    <style:style style:name="P53" style:family="paragraph" style:parent-style-name="Preformatted_20_Text" style:master-page-name="">
      <style:paragraph-properties fo:margin-left="0cm" fo:margin-right="-0.053cm" fo:margin-top="0cm" fo:margin-bottom="0cm" fo:line-height="100%" fo:text-indent="-0.079cm" style:auto-text-indent="false" style:page-number="auto"/>
      <style:text-properties fo:font-size="12pt" style:font-size-asian="12pt" style:font-size-complex="12pt"/>
    </style:style>
    <style:style style:name="P54" style:family="paragraph" style:parent-style-name="Text_20_body">
      <style:paragraph-properties fo:line-height="100%"/>
    </style:style>
    <style:style style:name="P55" style:family="paragraph" style:parent-style-name="Text_20_body">
      <style:paragraph-properties fo:margin-left="0cm" fo:margin-right="0cm" fo:margin-top="0cm" fo:margin-bottom="0.212cm" fo:line-height="10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56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</style:style>
    <style:style style:name="P57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Text_20_body">
      <style:paragraph-properties fo:margin-left="0cm" fo:margin-right="0cm" fo:margin-top="0cm" fo:margin-bottom="0.109cm" fo:line-height="100%" fo:orphans="2" fo:widows="2" fo:text-indent="0cm" style:auto-text-indent="false"/>
    </style:style>
    <style:style style:name="P59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 style:list-style-name="L1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/>
    </style:style>
    <style:style style:name="T26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style:font-size-asian="12pt" style:font-size-complex="12pt"/>
    </style:style>
    <style:style style:name="T2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style:font-size-asian="12pt" style:font-style-asian="normal" style:font-size-complex="12pt" style:font-style-complex="normal"/>
    </style:style>
    <style:style style:name="T31" style:family="text">
      <style:text-properties fo:font-size="12pt" fo:font-weight="bold"/>
    </style:style>
    <style:style style:name="T32" style:family="text">
      <style:text-properties fo:color="#000000"/>
    </style:style>
    <style:style style:name="T33" style:family="text">
      <style:text-properties fo:color="#000000" fo:language="ru" fo:country="RU"/>
    </style:style>
    <style:style style:name="T34" style:family="text">
      <style:text-properties fo:color="#000000" fo:language="ru" fo:country="RU" fo:font-weight="bold" style:font-weight-asian="bold" style:font-weight-complex="bold"/>
    </style:style>
    <style:style style:name="T35" style:family="text">
      <style:text-properties fo:color="#000000" fo:language="ru" fo:country="RU" fo:font-weight="normal" style:font-weight-asian="normal" style:font-weight-complex="normal"/>
    </style:style>
    <style:style style:name="T36" style:family="text">
      <style:text-properties fo:color="#000000" fo:language="ru" fo:country="RU" fo:font-style="normal" style:font-style-asian="normal" style:font-style-complex="normal"/>
    </style:style>
    <style:style style:name="T37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size="12pt"/>
    </style:style>
    <style:style style:name="T4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9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weight="bold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fo:font-style="normal" style:font-style-asian="normal" style:font-style-complex="normal"/>
    </style:style>
    <style:style style:name="T54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fo:color="#000000" fo:language="en" fo:country="US"/>
    </style:style>
    <style:style style:name="T56" style:family="text">
      <style:text-properties fo:color="#0000cd" fo:language="ru" fo:country="RU"/>
    </style:style>
    <style:style style:name="T57" style:family="text">
      <style:text-properties fo:color="#0000cd" fo:language="ru" fo:country="RU" fo:font-weight="bold" style:font-weight-asian="bold" style:font-weight-complex="bold"/>
    </style:style>
    <style:style style:name="T58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a52a2a" fo:language="ru" fo:country="RU"/>
    </style:style>
    <style:style style:name="T63" style:family="text">
      <style:text-properties fo:color="#ff3333"/>
    </style:style>
    <style:style style:name="T64" style:family="text">
      <style:text-properties fo:color="#ff3333" fo:language="ru" fo:country="RU"/>
    </style:style>
    <style:style style:name="T65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6600ff" fo:language="ru" fo:country="RU"/>
    </style:style>
    <style:style style:name="T69" style:family="text">
      <style:text-properties fo:color="#3333ff"/>
    </style:style>
    <style:style style:name="T70" style:family="text">
      <style:text-properties fo:color="#3333ff" fo:language="ru" fo:country="RU"/>
    </style:style>
    <style:style style:name="T71" style:family="text">
      <style:text-properties fo:color="#009900" fo:language="ru" fo:country="RU"/>
    </style:style>
    <style:style style:name="T72" style:family="text">
      <style:text-properties fo:color="#cc0000"/>
    </style:style>
    <style:style style:name="T73" style:family="text">
      <style:text-properties fo:color="#cc0000" fo:language="ru" fo:country="RU"/>
    </style:style>
    <style:style style:name="T74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color="#ff0000"/>
    </style:style>
    <style:style style:name="T77" style:family="text">
      <style:text-properties fo:color="#ff0000" fo:language="en" fo:country="US"/>
    </style:style>
    <style:style style:name="T78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82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6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7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8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9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90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91" style:family="text">
      <style:text-properties fo:font-variant="normal" fo:text-transform="none" fo:letter-spacing="normal"/>
    </style:style>
    <style:style style:name="T92" style:family="text">
      <style:text-properties fo:font-variant="normal" fo:text-transform="none" fo:letter-spacing="normal" fo:language="ru" fo:country="RU"/>
    </style:style>
    <style:style style:name="T9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94" style:family="text">
      <style:text-properties fo:font-variant="normal" fo:text-transform="none" fo:letter-spacing="normal" fo:font-style="normal" style:font-style-asian="normal" style:font-style-complex="normal"/>
    </style:style>
    <style:style style:name="T9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0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101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10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06" style:family="text">
      <style:text-properties fo:font-variant="normal" fo:text-transform="none" style:font-name="Times New Roman" fo:letter-spacing="normal" fo:language="ru" fo:country="RU"/>
    </style:style>
    <style:style style:name="T107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8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/>
    </style:style>
    <style:style style:name="T110" style:family="text">
      <style:text-properties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8pt" fo:font-style="normal" style:font-size-asian="18pt" style:font-style-asian="normal" style:font-size-complex="18pt" style:font-style-complex="normal"/>
    </style:style>
    <style:style style:name="T11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13" style:family="text">
      <style:text-properties fo:font-size="18pt" fo:language="ru" fo:country="RU" style:font-size-asian="18pt" style:font-size-complex="18pt"/>
    </style:style>
    <style:style style:name="T114" style:family="text">
      <style:text-properties fo:font-size="18pt" style:font-size-asian="18pt" style:font-size-complex="18pt"/>
    </style:style>
    <style:style style:name="T115" style:family="text">
      <style:text-properties fo:color="#0000ff"/>
    </style:style>
    <style:style style:name="T116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17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8" style:family="text">
      <style:text-properties fo:color="#0000ff" fo:font-size="18pt" style:font-size-asian="18pt" style:font-size-complex="18pt"/>
    </style:style>
    <style:style style:name="T119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0" style:family="text">
      <style:text-properties fo:color="#0000ff" fo:language="en" fo:country="US" fo:font-weight="bold" style:font-weight-asian="bold" style:font-weight-complex="bold"/>
    </style:style>
    <style:style style:name="T121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2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3" style:family="text">
      <style:text-properties fo:color="#0000ff" fo:language="ru" fo:country="RU"/>
    </style:style>
    <style:style style:name="T124" style:family="text">
      <style:text-properties fo:color="#0000ff" fo:font-weight="bold" style:font-weight-asian="bold" style:font-weight-complex="bold"/>
    </style:style>
    <style:style style:name="T125" style:family="text">
      <style:text-properties fo:color="#0000ff" fo:font-size="12pt"/>
    </style:style>
    <style:style style:name="T126" style:family="text">
      <style:text-properties fo:color="#0000ff" fo:font-size="12pt" fo:font-weight="bold"/>
    </style:style>
    <style:style style:name="T127" style:family="text">
      <style:text-properties fo:color="#0000ff" fo:font-size="12pt" fo:font-weight="normal" style:font-weight-asian="normal" style:font-weight-complex="normal"/>
    </style:style>
    <style:style style:name="T128" style:family="text">
      <style:text-properties fo:color="#ff00ff"/>
    </style:style>
    <style:style style:name="T129" style:family="text">
      <style:text-properties fo:color="#ff00ff" fo:language="en" fo:country="US"/>
    </style:style>
    <style:style style:name="T130" style:family="text">
      <style:text-properties fo:color="#ff00ff" fo:language="ru" fo:country="RU"/>
    </style:style>
    <style:style style:name="T131" style:family="text">
      <style:text-properties fo:color="#ff00ff" fo:language="ru" fo:country="RU" fo:font-weight="normal" style:font-weight-asian="normal" style:font-weight-complex="normal"/>
    </style:style>
    <style:style style:name="T132" style:family="text">
      <style:text-properties fo:color="#ff00ff" fo:font-weight="normal" style:font-weight-asian="normal" style:font-weight-complex="normal"/>
    </style:style>
    <style:style style:name="T133" style:family="text">
      <style:text-properties fo:color="#00b050"/>
    </style:style>
    <style:style style:name="T134" style:family="text">
      <style:text-properties fo:color="#0070c0"/>
    </style:style>
    <style:style style:name="T135" style:family="text">
      <style:text-properties fo:color="#0070c0" fo:language="en" fo:country="US"/>
    </style:style>
    <style:style style:name="T136" style:family="text">
      <style:text-properties fo:color="#00cc33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UTF-8</text:p>
      <text:p text:style-name="P50"><text:span text:style-name="T119">select </text:span>- <text:span text:style-name="T7">выбрать</text:span></text:p>
      <text:p text:style-name="P50">* - все колонки</text:p>
      <text:p text:style-name="P50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50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50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50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51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51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5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52"><text:span text:style-name="T2">** </text:span><text:span text:style-name="T11">через пробел от названия колонки можно написать ее псевдоним</text:span></text:p>
      <text:p text:style-name="P41"><text:span text:style-name="T16">--* </text:span><text:span text:style-name="T17">вычисления со столбцами</text:span></text:p>
      <text:p text:style-name="P25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25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28">* колонкой и даем название колонке с выводом вычисления.</text:p>
      <text:p text:style-name="P25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26"><text:span text:style-name="T7">7 </text:span>select columName+' '+ columnName <text:s/><text:span text:style-name="T21">columnNickName </text:span>from tableName</text:p>
      <text:p text:style-name="P26">*<text:span text:style-name="T23"> +' '+ </text:span><text:span text:style-name="T8">разделитель между строковыми колонками</text:span></text:p>
      <text:p text:style-name="P26"><text:span text:style-name="T7">8 </text:span>select 10+15 == <text:s/>select 10+15 from tableName <text:span text:style-name="T8"><text:s/>запрос сработает как калькулятор</text:span></text:p>
      <text:p text:style-name="P26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26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26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26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26"><text:span text:style-name="T118">concat</text:span><text:span text:style-name="T23"> – </text:span><text:span text:style-name="T8">конкатенация</text:span></text:p>
      <text:p text:style-name="P26"><text:span text:style-name="T7">select </text:span>concat (<text:span text:style-name="T7">columName,' ',columnName</text:span>)<text:span text:style-name="T7"> columnNickName from tableName</text:span></text:p>
      <text:p text:style-name="P26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26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29"/>
      <text:p text:style-name="P29">** Математические функции в <text:span text:style-name="T1">SQL**</text:span></text:p>
      <text:p text:style-name="P29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29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29"><text:span text:style-name="T1">* </text:span><text:span text:style-name="T120">select </text:span><text:span text:style-name="T6">item_name, price_rub, cnt</text:span><text:span text:style-name="T1">, round((price_rub*cnt*85.30),2) </text:span><text:span text:style-name="T6">sum_usd from skill_price</text:span></text:p>
      <text:p text:style-name="P28"><text:span text:style-name="T1">* </text:span>выводим 3 колонки и в четвертой выводим итог операции</text:p>
      <text:p text:style-name="P38"><text:span text:style-name="T26">сумма от 1 до </text:span><text:span text:style-name="T27">aN = </text:span><text:span text:style-name="T1">(a1+an) * (n-1+1) / 2 </text:span></text:p>
      <text:p text:style-name="P26">* <text:span text:style-name="T118">where</text:span> <text:span text:style-name="T7">условие</text:span></text:p>
      <text:p text:style-name="P26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26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26"><text:span text:style-name="T13">* <text:s/></text:span><text:span text:style-name="T21">“not” - “!=” - “&lt;&gt; ” <text:s/>, and, or</text:span></text:p>
      <text:p text:style-name="P26"><text:span text:style-name="T21">* </text:span><text:span text:style-name="T13">очередность выполнения: в скобках, </text:span><text:span text:style-name="T21">not, and, or</text:span></text:p>
      <text:p text:style-name="P26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27"/>
      <text:p text:style-name="P26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26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27">* between – <text:span text:style-name="T7">между границы включены </text:span></text:p>
      <text:p text:style-name="P27"><text:span text:style-name="T56">SELECT</text:span><text:span text:style-name="T33"> * </text:span><text:span text:style-name="T56">FROM</text:span><text:span text:style-name="T33"> </text:span><text:span text:style-name="T34">tableName</text:span><text:span text:style-name="T32"> </text:span><text:span text:style-name="T33"><text:s/></text:span><text:span text:style-name="T56">WHERE</text:span><text:span text:style-name="T33"> </text:span><text:span text:style-name="T34">columnName</text:span><text:span text:style-name="T33"> </text:span><text:span text:style-name="T56">BETWEEN</text:span><text:span text:style-name="T33"> </text:span><text:span text:style-name="T32">x</text:span><text:span text:style-name="T33"> </text:span><text:span text:style-name="T56">AND</text:span><text:span text:style-name="T33"> y</text:span></text:p>
      <text:p text:style-name="P27"><text:span text:style-name="T33">* </text:span><text:span text:style-name="T116">Like </text:span><text:span text:style-name="T32">– </text:span><text:span text:style-name="T33">ищет паттерн в строке</text:span><text:span text:style-name="T7"> </text:span></text:p>
      <text:p text:style-name="P27">% - <text:span text:style-name="T7">любая последовательность символов любой длинны</text:span></text:p>
      <text:p text:style-name="P29">_ - один любой символ</text:p>
      <text:p text:style-name="P27"><text:span text:style-name="T56">SELECT</text:span><text:span text:style-name="T33"> * </text:span><text:span text:style-name="T56">FROM</text:span><text:span text:style-name="T33"> </text:span><text:span text:style-name="T34">tableName</text:span><text:span text:style-name="T33"> </text:span><text:span text:style-name="T56">WHERE</text:span><text:span text:style-name="T33"> </text:span><text:span text:style-name="T34">columnName</text:span><text:span text:style-name="T33"> </text:span><text:span text:style-name="T56">LIKE</text:span><text:span text:style-name="T33"> </text:span><text:span text:style-name="T62">'a%'</text:span><text:span text:style-name="T33">;</text:span><text:span text:style-name="T7"> <text:s/>- начинается на </text:span><text:span text:style-name="T64">а</text:span></text:p>
      <text:p text:style-name="P27"><text:span text:style-name="T56">SELECT</text:span><text:span text:style-name="T33"> * </text:span><text:span text:style-name="T56">FROM</text:span><text:span text:style-name="T33"> </text:span><text:span text:style-name="T34">tableName </text:span><text:span text:style-name="T56">WHERE</text:span><text:span text:style-name="T33"> </text:span><text:span text:style-name="T34">columnName</text:span><text:span text:style-name="T33"> <text:s/></text:span><text:span text:style-name="T56">LIKE</text:span><text:span text:style-name="T33"> </text:span><text:span text:style-name="T62">'_r%'</text:span><text:span text:style-name="T33">;</text:span><text:span text:style-name="T64"> <text:s/>- </text:span><text:span text:style-name="T33">второй символ </text:span><text:span text:style-name="T63">r <text:s/></text:span></text:p>
      <text:p text:style-name="P30">* <text:span text:style-name="T7">примеры</text:span></text:p>
      <text:p text:style-name="P30"><text:soft-page-break/><text:span text:style-name="T56">SELECT</text:span><text:span text:style-name="T7"> * </text:span><text:span text:style-name="T56">FROM</text:span><text:span text:style-name="T7"> skill_managers </text:span><text:span text:style-name="T56">WHERE</text:span><text:span text:style-name="T7"> a</text:span>ge<text:span text:style-name="T7"> </text:span><text:span text:style-name="T68">IN </text:span><text:span text:style-name="T7">(25,33,37,42)</text:span></text:p>
      <text:p text:style-name="P30"><text:span text:style-name="T56">SELECT</text:span><text:span text:style-name="T7"> * </text:span><text:span text:style-name="T56">FROM</text:span><text:span text:style-name="T7"> skill_managers </text:span><text:span text:style-name="T56">WHERE</text:span><text:span text:style-name="T7"> first_name </text:span><text:span text:style-name="T68">IN </text:span><text:span text:style-name="T7">('Piter','Kaiden','Lacey');,</text:span></text:p>
      <text:p text:style-name="P31">**Сортировка <text:span text:style-name="T121">ORDER BY</text:span>**</text:p>
      <text:p text:style-name="P30">* order by —<text:span text:style-name="T7"> по умолчанию по возрастанию (</text:span>ASC) —<text:span text:style-name="T7"> можно не указывать, </text:span></text:p>
      <text:p text:style-name="P30"><text:span text:style-name="T7">* по убыванию </text:span>DESC (descending)</text:p>
      <text:p text:style-name="P30"><text:span text:style-name="T56">SELECT</text:span><text:span text:style-name="T7"> * </text:span><text:span text:style-name="T56">FROM</text:span><text:span text:style-name="T7"> </text:span><text:span text:style-name="T14">tableName </text:span><text:span text:style-name="T56"><text:s/></text:span>order by <text:s/><text:span text:style-name="T14">columnName </text:span><text:span text:style-name="T20">(ASC</text:span><text:span text:style-name="T14">)</text:span></text:p>
      <text:p text:style-name="P30"><text:span text:style-name="T57">SELECT</text:span><text:span text:style-name="T14"> * </text:span><text:span text:style-name="T57">FROM</text:span><text:span text:style-name="T14"> tableName </text:span><text:span text:style-name="T57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32"><text:span text:style-name="T7">**</text:span><text:span text:style-name="T70">select</text:span><text:span text:style-name="T7"> 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/text:span></text:p>
      <text:p text:style-name="P32"><text:span text:style-name="T7">**</text:span><text:span text:style-name="T70">select</text:span><text:span text:style-name="T7"> </text:span><text:span text:style-name="T72">top 5</text:span> <text:span text:style-name="T7">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text:s/>- для </text:span>MSQL</text:p>
      <text:p text:style-name="P32"><text:span text:style-name="T7">**</text:span><text:span text:style-name="T70">select</text:span><text:span text:style-name="T7"> 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/text:span><text:span text:style-name="T72">limit 5 —</text:span><text:span text:style-name="T73"> </text:span><text:span text:style-name="T7">для остальных бд</text:span></text:p>
      <text:p text:style-name="P35"/>
      <text:p text:style-name="P37">*****Числа, Строки и Даты*****</text:p>
      <text:p text:style-name="P35">Длинна строки</text:p>
      <text:p text:style-name="P32"><text:span text:style-name="T116">len</text:span> – <text:span text:style-name="T24">MS SQL</text:span></text:p>
      <text:p text:style-name="P32"><text:span text:style-name="T20">length</text:span> – <text:span text:style-name="T24">PostrgresSQL and other</text:span></text:p>
      <text:p text:style-name="P32"><text:span text:style-name="T58">s</text:span><text:span text:style-name="T60">elect</text:span><text:span text:style-name="T58"> </text:span><text:span text:style-name="T14">len</text:span><text:span text:style-name="T7">('Длинна этой стрки') </text:span></text:p>
      <text:p text:style-name="P32"><text:span text:style-name="T58">s</text:span><text:span text:style-name="T60">electr</text:span><text:span text:style-name="T58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32"><text:span text:style-name="T58">s</text:span><text:span text:style-name="T60">elect</text:span><text:span text:style-name="T58"> </text:span><text:span text:style-name="T14">columnName, </text:span><text:span text:style-name="T20">length(columnName)</text:span><text:span text:style-name="T24"> </text:span><text:span text:style-name="T14">columnNickName </text:span><text:span text:style-name="T74">FROM</text:span><text:span text:style-name="T9"> </text:span><text:span text:style-name="T14">tableName</text:span><text:span text:style-name="T9"> –</text:span><text:span text:style-name="T24"> PostgresSQL</text:span></text:p>
      <text:p text:style-name="P32"/>
      <text:p text:style-name="P32">** <text:span text:style-name="T7">удаление лишних пробелов*</text:span></text:p>
      <text:p text:style-name="P39">*LTRIM / TRIM / RTRIM</text:p>
      <text:p text:style-name="P35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38"><text:span text:style-name="T39">*</text:span><text:span text:style-name="T40"> c MSSQL </text:span><text:span text:style-name="T41">надо гуглить </text:span><text:span text:style-name="T40">LRTIM </text:span><text:span text:style-name="T41">работает как </text:span><text:span text:style-name="T40">TRIM... </text:span><text:span text:style-name="T5">(⊙_⊙) </text:span></text:p>
      <text:p text:style-name="P38"><text:span text:style-name="T59">SELECT</text:span><text:span text:style-name="T40"> </text:span><text:span text:style-name="T122">TRIM</text:span><text:span text:style-name="T40">(</text:span><text:span text:style-name="T43">columnName</text:span><text:span text:style-name="T40">) </text:span><text:span text:style-name="T43">columnNickName</text:span><text:span text:style-name="T40"> </text:span><text:span text:style-name="T75">FROM</text:span><text:span text:style-name="T40"> </text:span><text:span text:style-name="T43">tableName</text:span><text:span text:style-name="T42"> </text:span><text:span text:style-name="T59">WHERE</text:span><text:span text:style-name="T39"> </text:span><text:span text:style-name="T122">TRIM</text:span><text:span text:style-name="T65">(</text:span><text:span text:style-name="T67">columnName</text:span><text:span text:style-name="T65">)='</text:span><text:span text:style-name="T66">String</text:span><text:span text:style-name="T65">'</text:span><text:span text:style-name="T40"> (order by);</text:span></text:p>
      <text:p text:style-name="P34">**<text:span text:style-name="T117">upper</text:span>('string')='STRING' <text:s text:c="2"/>= <text:span text:style-name="T19">ucase</text:span> - MySQL</text:p>
      <text:p text:style-name="P34">**<text:span text:style-name="T117">lower</text:span>('STRING')='string' <text:s text:c="2"/>= <text:span text:style-name="T19">lcase</text:span> - MySQL</text:p>
      <text:p text:style-name="P35"><text:span text:style-name="T60">SELECT </text:span><text:span text:style-name="T3">case when</text:span><text:span text:style-name="T61"> </text:span><text:span text:style-name="T78">'A'='a'</text:span><text:span text:style-name="T61"> </text:span><text:span text:style-name="T6">then</text:span><text:span text:style-name="T61"> </text:span><text:span text:style-name="T78">'NOT CASE SENSITIVE'</text:span><text:span text:style-name="T61"> </text:span><text:span text:style-name="T6">else</text:span><text:span text:style-name="T61"> </text:span><text:span text:style-name="T78">'CASE SENSITIVE'</text:span><text:span text:style-name="T61"> END; - </text:span>запрос если то</text:p>
      <text:p text:style-name="P35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35"><text:span text:style-name="T24"><text:s/>**from <text:s/></text:span><text:span text:style-name="T20">tableName</text:span></text:p>
      <text:p text:style-name="P40"><text:span text:style-name="T110">SUBSTRING</text:span><text:span text:style-name="T20"> –</text:span><text:span text:style-name="T32"> к</text:span><text:span text:style-name="T33">огда надо выделить часть стоки. И распологаем данными о начальной позиции</text:span></text:p>
      <text:p text:style-name="P40"><text:span text:style-name="T33">** и можем расчитать его длинну - </text:span><text:span text:style-name="T34">работает во всех БД</text:span></text:p>
      <text:p text:style-name="P35">** если необходимо выделить с Х и до конца строки можно не расчитывать длинну, а указать большее</text:p>
      <text:p text:style-name="P40"><text:span text:style-name="T33">**</text:span><text:span text:style-name="T44">SQL </text:span><text:span text:style-name="T34">доработает все сама</text:span></text:p>
      <text:p text:style-name="P33">*select substring('strSUBSTRINGing',4,9) – SUBSTRING</text:p>
      <text:p text:style-name="P32"><text:span text:style-name="T20">**</text:span><text:span text:style-name="T58">SELECT</text:span><text:span text:style-name="T20"> </text:span><text:span text:style-name="T14">columnName</text:span><text:span text:style-name="T20">, </text:span><text:span text:style-name="T79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4">FROM</text:span><text:span text:style-name="T20"> </text:span><text:span text:style-name="T14">tableName</text:span><text:span text:style-name="T20"> </text:span><text:span text:style-name="T58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32"><text:span text:style-name="T20">**</text:span><text:span text:style-name="T58">SELECT</text:span><text:span text:style-name="T20"> </text:span><text:span text:style-name="T14">columnName</text:span><text:span text:style-name="T20">, </text:span><text:span text:style-name="T79">substring</text:span><text:span text:style-name="T20">(</text:span><text:span text:style-name="T14">columnName</text:span><text:span text:style-name="T20">, </text:span><text:span text:style-name="T79">X </text:span><text:span text:style-name="T20">, len(</text:span><text:span text:style-name="T14">columnName</text:span><text:span text:style-name="T20">)) </text:span><text:span text:style-name="T74">FROM</text:span><text:span text:style-name="T20"> </text:span><text:span text:style-name="T14">tableName</text:span><text:span text:style-name="T20"> </text:span><text:span text:style-name="T58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9">X – </text:span><text:span text:style-name="T14">если известна стартовая позиция</text:span></text:p>
      <text:p text:style-name="P36"/>
      <text:p text:style-name="P36">ПОИСК подСТРОКИ</text:p>
      <text:list xml:id="list8769847422205857671" text:style-name="L1">
        <text:list-header>
          <text:p text:style-name="P62"><text:span text:style-name="T87">** Для </text:span><text:span text:style-name="T88">MS SQL</text:span><text:span text:style-name="T87">:</text:span><text:span text:style-name="T86"> </text:span><text:span text:style-name="Strong_20_Emphasis"><text:span text:style-name="T100">charindex</text:span></text:span><text:span text:style-name="T86">.</text:span></text:p>
          <text:p text:style-name="P62"><text:span text:style-name="T86">** </text:span><text:span text:style-name="T95">SELECT</text:span><text:span text:style-name="T86"> </text:span><text:span text:style-name="T93">columnName, </text:span><text:span text:style-name="T100">charindex(</text:span><text:span text:style-name="T86">'s</text:span><text:span text:style-name="T90">omething</text:span><text:span text:style-name="T86">', </text:span><text:span text:style-name="T93">columnName</text:span><text:span text:style-name="T86">) </text:span><text:span text:style-name="T93">columnNickName</text:span><text:span text:style-name="T94"> </text:span></text:p>
          <text:p text:style-name="P62"><text:span text:style-name="T89">** </text:span><text:span text:style-name="T102">FROM</text:span><text:span text:style-name="T86"> </text:span><text:span text:style-name="T93">tableName</text:span><text:span text:style-name="T86"> </text:span><text:span text:style-name="T95">WHERE</text:span><text:span text:style-name="T86"> </text:span><text:span text:style-name="T100">charindex(</text:span><text:span text:style-name="T86">'s</text:span><text:span text:style-name="T90">omething</text:span><text:span text:style-name="T86">', </text:span><text:span text:style-name="T93">columnName</text:span><text:span text:style-name="T86">)=</text:span><text:span text:style-name="T101">X (position) </text:span></text:p>
        </text:list-header>
      </text:list>
      <text:p text:style-name="P1"><text:span text:style-name="T91"><text:tab/><text:tab/><text:tab/><text:tab/><text:tab/><text:tab/> <text:s/></text:span><text:span text:style-name="T92">Что ищем <text:s text:c="3"/>Где ищем</text:span></text:p>
      <text:p text:style-name="P58"><text:span text:style-name="T81">** Для </text:span><text:span text:style-name="T82">MySQL</text:span><text:span text:style-name="T81">: </text:span><text:span text:style-name="Strong_20_Emphasis"><text:span text:style-name="T99">locate</text:span></text:span><text:span text:style-name="T99">, </text:span><text:span text:style-name="Strong_20_Emphasis"><text:span text:style-name="T99">instr </text:span></text:span><text:span text:style-name="T99">и </text:span><text:span text:style-name="Strong_20_Emphasis"><text:span text:style-name="T99">position</text:span></text:span><text:span text:style-name="T99">.</text:span></text:p>
      <text:p text:style-name="P2"><text:span text:style-name="T84">** </text:span><text:span text:style-name="T96">SELECT</text:span><text:span text:style-name="T84"> columnName </text:span><text:span text:style-name="T103">FROM</text:span><text:span text:style-name="T84"> tableName </text:span><text:span text:style-name="T96">WHERE</text:span><text:span text:style-name="T84"> </text:span><text:span text:style-name="T97">locate</text:span><text:span text:style-name="T98">(</text:span><text:span text:style-name="T84">'s</text:span><text:span text:style-name="T85">omething</text:span><text:span text:style-name="T84">', columnName)=</text:span><text:span text:style-name="T97">X (position) </text:span><text:span text:style-name="T98"><text:s text:c="39"/></text:span></text:p>
      <text:p text:style-name="P42"><text:span text:style-name="T84">** </text:span><text:span text:style-name="T96">SELECT</text:span><text:span text:style-name="T84"> columnName </text:span><text:span text:style-name="T103">FROM</text:span><text:span text:style-name="T84"> tableName </text:span><text:span text:style-name="T96">WHERE</text:span><text:span text:style-name="T84"> </text:span><text:span text:style-name="T97">instr</text:span><text:span text:style-name="T98">(</text:span><text:span text:style-name="T84">columnName, 's</text:span><text:span text:style-name="T85">omething</text:span><text:span text:style-name="T84">')=</text:span><text:span text:style-name="T97">X (position)</text:span></text:p>
      <text:p text:style-name="P42"><text:span text:style-name="T97"><text:tab/><text:tab/><text:tab/><text:tab/><text:tab/><text:tab/><text:tab/><text:tab/> <text:s text:c="10"/></text:span><text:span text:style-name="T106">Где ищем <text:s text:c="6"/>Что ищем </text:span></text:p>
      <text:p text:style-name="P42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7">position</text:span><text:span text:style-name="T105">(</text:span><text:span text:style-name="T84">'something' </text:span><text:span text:style-name="T85">in columnName</text:span><text:span text:style-name="T84">)=</text:span><text:span text:style-name="T98">X (position)</text:span></text:p>
      <text:p text:style-name="P55"/>
      <text:p text:style-name="P56"><text:span text:style-name="T81">**Для </text:span><text:span text:style-name="T82">PostgreSQ</text:span><text:span text:style-name="T81">L: </text:span><text:span text:style-name="Strong_20_Emphasis"><text:span text:style-name="T99">strpos </text:span></text:span><text:span text:style-name="T99">и </text:span><text:span text:style-name="Strong_20_Emphasis"><text:span text:style-name="T99">position</text:span></text:span><text:span text:style-name="T83">.</text:span></text:p>
      <text:p text:style-name="P57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7">position</text:span><text:span text:style-name="T85">(</text:span><text:span text:style-name="T84">'something' </text:span><text:span text:style-name="T85">in columnName</text:span><text:span text:style-name="T84">)=</text:span><text:span text:style-name="T98">X (position)</text:span></text:p>
      <text:p text:style-name="P2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8">s</text:span><text:span text:style-name="T97">trpos</text:span><text:span text:style-name="T98">(</text:span><text:span text:style-name="T84">columnName, 'something')=</text:span><text:span text:style-name="T98">X (position)</text:span></text:p>
      <text:p text:style-name="P11"><text:soft-page-break/>current_timestamp <text:span text:style-name="T1">–</text:span><text:span text:style-name="T28"> </text:span><text:span text:style-name="T46">возврат текущей даты и времени </text:span><text:span text:style-name="T1"><text:s/></text:span><text:span text:style-name="T47">YYYY-MM-DD</text:span></text:p>
      <text:p text:style-name="P4">MS SQL</text:p>
      <text:p text:style-name="P13">getdate() </text:p>
      <text:p text:style-name="P11"><text:span text:style-name="T29">getUTCdate() - UTC </text:span><text:span text:style-name="T30">время</text:span></text:p>
      <text:p text:style-name="P11"><text:span text:style-name="T30">select CAST</text:span><text:span text:style-name="T48">(getdate() as time)</text:span></text:p>
      <text:p text:style-name="P11"><text:span text:style-name="T30">select CAST</text:span><text:span text:style-name="T48">(current_timestamp as date)</text:span></text:p>
      <text:p text:style-name="P11"><text:span text:style-name="T30">select convert</text:span><text:span text:style-name="T48">(Date / </text:span><text:span text:style-name="T47">time</text:span><text:span text:style-name="T48">, getdate())</text:span></text:p>
      <text:p text:style-name="P11"><text:span text:style-name="T29">CONVERT – </text:span><text:span text:style-name="T48">смотри доп материал</text:span></text:p>
      <text:p text:style-name="P4">MySQL</text:p>
      <text:p text:style-name="P13">current_timestamp/() / now() / localtime/() / localtimestamp/() </text:p>
      <text:p text:style-name="P13">utc_timestamp/()</text:p>
      <text:p text:style-name="P13">select CAST<text:span text:style-name="T32">(</text:span>now()<text:span text:style-name="T32"> as date) </text:span></text:p>
      <text:p text:style-name="P13">select convert<text:span text:style-name="T32">(now(), date)</text:span></text:p>
      <text:p text:style-name="P13">select <text:span text:style-name="T32">date(</text:span>now()<text:span text:style-name="T32">)</text:span></text:p>
      <text:p text:style-name="P13">select<text:span text:style-name="T32"> time(</text:span>now()<text:span text:style-name="T32">)</text:span></text:p>
      <text:p text:style-name="P4">PostgreSQL</text:p>
      <text:p text:style-name="P12"><text:span text:style-name="T30">current_timestamp</text:span><text:span text:style-name="T48"> – </text:span><text:span text:style-name="T49">указывает на часовой пояс +</text:span></text:p>
      <text:p text:style-name="P13">now() / localtimestamp</text:p>
      <text:p text:style-name="P12"><text:span text:style-name="T30">localtime</text:span><text:span text:style-name="T48"> —</text:span><text:span text:style-name="T50"> </text:span><text:span text:style-name="T49">отображение ТОЛЬКО времени</text:span></text:p>
      <text:p text:style-name="P13"><text:span text:style-name="T13">s</text:span><text:span text:style-name="T7">elect</text:span><text:span text:style-name="T33"> </text:span><text:span text:style-name="T7">CAST</text:span><text:span text:style-name="T33">(</text:span><text:span text:style-name="T7">now() </text:span><text:span text:style-name="T33">as date) date</text:span></text:p>
      <text:p text:style-name="P13"><text:span text:style-name="T7">select</text:span><text:span text:style-name="T35"> date(</text:span><text:span text:style-name="T7">now()</text:span><text:span text:style-name="T35">) </text:span><text:span text:style-name="T52">- </text:span><text:span text:style-name="T32">time(</text:span>now()<text:span text:style-name="T32">) - </text:span><text:span text:style-name="T35">тут не работает</text:span></text:p>
      <text:p text:style-name="P13"><text:span text:style-name="T7">select</text:span><text:span text:style-name="T33"> </text:span><text:span text:style-name="T7">now()</text:span><text:span text:style-name="T33">::date и </text:span><text:span text:style-name="T7">select</text:span><text:span text:style-name="T33"> </text:span><text:span text:style-name="T7">now()</text:span><text:span text:style-name="T33">::</text:span><text:span text:style-name="T32">time </text:span><text:span text:style-name="T33">- </text:span><text:span text:style-name="T35"><text:s/>соответственно</text:span></text:p>
      <text:p text:style-name="P9"/>
      <text:p text:style-name="P22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5">MSSQL </text:p>
          </table:table-cell>
          <table:table-cell table:style-name="Таблица2.A1" office:value-type="string">
            <text:p text:style-name="P45">MySQL </text:p>
          </table:table-cell>
          <table:table-cell table:style-name="Таблица2.D1" office:value-type="string">
            <text:p text:style-name="P45">Postgres</text:p>
          </table:table-cell>
        </table:table-row>
        <table:table-row>
          <table:table-cell table:style-name="Таблица2.A1" office:value-type="string">
            <text:p text:style-name="P46">Функция </text:p>
          </table:table-cell>
          <table:table-cell table:style-name="Таблица2.A1" office:value-type="string">
            <text:p text:style-name="P48">FORMAT(var, format_str) </text:p>
          </table:table-cell>
          <table:table-cell table:style-name="Таблица2.A1" office:value-type="string">
            <text:p text:style-name="P48">DATE_FORMAT(var, format_str) </text:p>
          </table:table-cell>
          <table:table-cell table:style-name="Таблица2.A1" office:value-type="string">
            <text:p text:style-name="P49">to_char(var, format_str)</text:p>
          </table:table-cell>
        </table:table-row>
        <table:table-row>
          <table:table-cell table:style-name="Таблица2.A1" office:value-type="string">
            <text:p text:style-name="P46">Год </text:p>
          </table:table-cell>
          <table:table-cell table:style-name="Таблица2.A1" office:value-type="string">
            <text:p text:style-name="P47">yyyy </text:p>
          </table:table-cell>
          <table:table-cell table:style-name="Таблица2.A1" office:value-type="string">
            <text:p text:style-name="P47">%Y </text:p>
          </table:table-cell>
          <table:table-cell table:style-name="Таблица2.A1" office:value-type="string">
            <text:p text:style-name="P47">yyyy</text:p>
          </table:table-cell>
        </table:table-row>
        <table:table-row>
          <table:table-cell table:style-name="Таблица2.A1" office:value-type="string">
            <text:p text:style-name="P46">Месяц </text:p>
          </table:table-cell>
          <table:table-cell table:style-name="Таблица2.A1" office:value-type="string">
            <text:p text:style-name="P47">MM </text:p>
          </table:table-cell>
          <table:table-cell table:style-name="Таблица2.A1" office:value-type="string">
            <text:p text:style-name="P47">%m </text:p>
          </table:table-cell>
          <table:table-cell table:style-name="Таблица2.A1" office:value-type="string">
            <text:p text:style-name="P47">MM</text:p>
          </table:table-cell>
        </table:table-row>
        <table:table-row>
          <table:table-cell table:style-name="Таблица2.A1" office:value-type="string">
            <text:p text:style-name="P46">День </text:p>
          </table:table-cell>
          <table:table-cell table:style-name="Таблица2.A1" office:value-type="string">
            <text:p text:style-name="P47">dd </text:p>
          </table:table-cell>
          <table:table-cell table:style-name="Таблица2.A1" office:value-type="string">
            <text:p text:style-name="P47">%d </text:p>
          </table:table-cell>
          <table:table-cell table:style-name="Таблица2.A1" office:value-type="string">
            <text:p text:style-name="P47">dd</text:p>
          </table:table-cell>
        </table:table-row>
        <table:table-row>
          <table:table-cell table:style-name="Таблица2.A1" office:value-type="string">
            <text:p text:style-name="P46">Час </text:p>
          </table:table-cell>
          <table:table-cell table:style-name="Таблица2.A1" office:value-type="string">
            <text:p text:style-name="P47">hh </text:p>
          </table:table-cell>
          <table:table-cell table:style-name="Таблица2.A1" office:value-type="string">
            <text:p text:style-name="P47">%H </text:p>
          </table:table-cell>
          <table:table-cell table:style-name="Таблица2.A1" office:value-type="string">
            <text:p text:style-name="P47">hh</text:p>
          </table:table-cell>
        </table:table-row>
        <table:table-row>
          <table:table-cell table:style-name="Таблица2.A1" office:value-type="string">
            <text:p text:style-name="P46">Минуты </text:p>
          </table:table-cell>
          <table:table-cell table:style-name="Таблица2.A1" office:value-type="string">
            <text:p text:style-name="P47">mm </text:p>
          </table:table-cell>
          <table:table-cell table:style-name="Таблица2.A1" office:value-type="string">
            <text:p text:style-name="P47">%i </text:p>
          </table:table-cell>
          <table:table-cell table:style-name="Таблица2.A1" office:value-type="string">
            <text:p text:style-name="P47">MI</text:p>
          </table:table-cell>
        </table:table-row>
        <table:table-row>
          <table:table-cell table:style-name="Таблица2.A1" office:value-type="string">
            <text:p text:style-name="P46">Секунды </text:p>
          </table:table-cell>
          <table:table-cell table:style-name="Таблица2.A1" office:value-type="string">
            <text:p text:style-name="P47">ss </text:p>
          </table:table-cell>
          <table:table-cell table:style-name="Таблица2.A1" office:value-type="string">
            <text:p text:style-name="P47">%s </text:p>
          </table:table-cell>
          <table:table-cell table:style-name="Таблица2.A1" office:value-type="string">
            <text:p text:style-name="P47">ss</text:p>
          </table:table-cell>
        </table:table-row>
      </table:table>
      <text:p text:style-name="P54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line-break/><text:soft-page-break/><text:span text:style-name="T107">PostgreSQL</text:span></text:p>
      <text:p text:style-name="P14"><text:span text:style-name="T111">date_part</text:span><text:span text:style-name="T53">('day',current_timestamp) </text:span><text:span text:style-name="T111">as</text:span><text:span text:style-name="T53"> day – </text:span><text:span text:style-name="T37">в таблице чет не верные данные</text:span></text:p>
      <text:p text:style-name="P14"><text:span text:style-name="T112">date_part</text:span><text:span text:style-name="T36">('day',current_timestamp) <text:s/>«day» <text:s/></text:span><text:span text:style-name="T53">- </text:span><text:span text:style-name="T38">или </text:span><text:span text:style-name="T54">AS </text:span><text:span text:style-name="T38">или «» или имена колонок не должны совпадать с частью функции как пример </text:span><text:span text:style-name="T54">days</text:span></text:p>
      <text:p text:style-name="P14"><text:span text:style-name="T53">select current_timestamp datetime_default,<text:line-break/>extract(hour FROM current_timestamp) </text:span><text:span text:style-name="T22">"hour"</text:span><text:span text:style-name="T53">,<text:line-break/>extract(minute FROM current_timestamp) </text:span><text:span text:style-name="T22">as minute</text:span><text:span text:style-name="T53">,<text:line-break/>extract(second FROM current_timestamp) </text:span><text:span text:style-name="T22">seconds</text:span></text:p>
      <text:p text:style-name="P13"/>
      <text:p text:style-name="P6">select * from tableName where columnName_date='date'</text:p>
      <text:p text:style-name="P6">select * from tableName where columnName_time='time'</text:p>
      <text:p text:style-name="P6">select * from tableName where columnName_datetime='datetime'</text:p>
      <text:p text:style-name="P6">select * from tableName where CAST( columnName_datetime as date)='date'</text:p>
      <text:p text:style-name="P6">select * from tableName where CAST( columnName_datetime as time)='time' </text:p>
      <text:p text:style-name="P6"/>
      <text:p text:style-name="P22">Создание/сборка даты и времени</text:p>
      <text:p text:style-name="P5">MS SQL</text:p>
      <text:p text:style-name="P7">select DATEFROMPARTS(year,month,day) as <text:s/>columnName </text:p>
      <text:p text:style-name="P7">select DATETIMEFROMPARTS<text:span text:style-name="T7">(year,month,day,</text:span>hour,minuts,sec,mlsec<text:span text:style-name="T7">)</text:span> as <text:s/>columnName </text:p>
      <text:p text:style-name="P7">select CAST(DATETIMEFROMPARTS<text:span text:style-name="T7">(year,month,day,</text:span>hour,minuts,sec,mlsec<text:span text:style-name="T7">) </text:span>as time) <text:s/><text:span text:style-name="T7">и тд</text:span> </text:p>
      <text:p text:style-name="P7"/>
      <text:p text:style-name="P5">PostgreSQL</text:p>
      <text:p text:style-name="P7">select make_date( year,month,day)</text:p>
      <text:p text:style-name="P7">select make_time<text:span text:style-name="T7">(</text:span>hour,minuts,sec,mlsec<text:span text:style-name="T7">) </text:span></text:p>
      <text:p text:style-name="P7"><text:span text:style-name="T7">select </text:span>make_timestamp<text:span text:style-name="T7">(year,month,day,hour,minuts,sec,mlsec) </text:span></text:p>
      <text:p text:style-name="P8">MySQL</text:p>
      <text:p text:style-name="P7"><text:span text:style-name="T7">select </text:span>date(concat(year,'-',month,'-',day)) </text:p>
      <text:p text:style-name="P7">select * from skill_managers where birth_date=DATEFROMPARTS(1995,1,1)</text:p>
      <text:p text:style-name="P7"/>
      <text:p text:style-name="P22">Изменение даты и времени</text:p>
      <text:p text:style-name="P5">MS SQL</text:p>
      <text:p text:style-name="P7">select current_timestamp, DATE_ADD(minute,1, <text:s/>current_timestamp), <text:span text:style-name="T7">прибавление</text:span></text:p>
      <text:p text:style-name="P7">DATE_ADD(month,-5, <text:s/>current_timestamp) <text:span text:style-name="T7">вычитание</text:span></text:p>
      <text:p text:style-name="P8">MySQL</text:p>
      <text:p text:style-name="P7">select current_timestamp, DATE_ADD(current_timestamp <text:span text:style-name="T69">interval</text:span> 1 minute), <text:span text:style-name="T7">прибавление</text:span></text:p>
      <text:p text:style-name="P7"><text:span text:style-name="T7">DATE_ADD( current_timestamp, </text:span><text:span text:style-name="T69">interval</text:span> -5 month<text:span text:style-name="T7">) вычитание</text:span></text:p>
      <text:p text:style-name="P7">DATE_<text:span text:style-name="T69">SUB</text:span>(current_timestamp <text:span text:style-name="T69">interval</text:span> 1 year) – <text:span text:style-name="T7">вычитание</text:span></text:p>
      <text:p text:style-name="P8">PostgreSQL</text:p>
      <text:p text:style-name="P7"><text:span text:style-name="T7">select current_timestamp, </text:span>current_timestamp + <text:span text:style-name="T69">interval</text:span> '1 minute' - <text:span text:style-name="T7">сложение</text:span></text:p>
      <text:p text:style-name="P7"><text:span text:style-name="T7">select current_timestamp, </text:span>current_timestamp <text:span text:style-name="T7">-</text:span> <text:span text:style-name="T69">interval</text:span> '1 month' <text:span text:style-name="T7">вычитание</text:span></text:p>
      <text:p text:style-name="P10"/>
      <text:p text:style-name="P22">Агреагатные функции <text:span text:style-name="T1">SQL</text:span></text:p>
      <text:p text:style-name="P23">рассчитывают обобщенные показатели которые рассчитывают выборку в целом</text:p>
      <text:p text:style-name="P23"><text:span text:style-name="T1">select </text:span><text:span text:style-name="T129">count</text:span><text:span text:style-name="T55">(*)</text:span><text:span text:style-name="T1"> from </text:span><text:span text:style-name="T55">tableName – </text:span><text:span text:style-name="T32">количество строк в таблице</text:span></text:p>
      <text:p text:style-name="P24"><text:span text:style-name="T128">sum </text:span><text:span text:style-name="T32">– </text:span><text:span text:style-name="T33">сумма в колоне</text:span></text:p>
      <text:p text:style-name="P24"><text:span text:style-name="T128">avg </text:span><text:span text:style-name="T32">– </text:span><text:span text:style-name="T33">среднее число по колонке</text:span></text:p>
      <text:p text:style-name="P24"><text:span text:style-name="T7">select</text:span><text:span text:style-name="T33"> </text:span><text:span text:style-name="T130">sum</text:span><text:span text:style-name="T33">(cnt*price_usd*60.1) </text:span><text:span text:style-name="T7">from</text:span><text:span text:style-name="T33"> skill_orders</text:span></text:p>
      <text:p text:style-name="P24"><text:span text:style-name="T128">min / max —</text:span><text:span text:style-name="T33"> соответственно</text:span></text:p>
      <text:p text:style-name="P24"><text:span text:style-name="T7">selec</text:span><text:span text:style-name="T33">t </text:span><text:span text:style-name="T130">min</text:span><text:span text:style-name="T33">(ordr_date), </text:span><text:span text:style-name="T130">max</text:span><text:span text:style-name="T33">(ordr_date) </text:span><text:span text:style-name="T7">from</text:span><text:span text:style-name="T33"> skill_orders — числа и даты</text:span></text:p>
      <text:p text:style-name="P15">строки сортирует по алфавиту </text:p>
      <text:p text:style-name="P19"><text:span text:style-name="T21">select </text:span>DISTINCT <text:span text:style-name="T32">colunmName</text:span> <text:span text:style-name="T21">from</text:span> <text:span text:style-name="T32">tableName – </text:span><text:span text:style-name="T35">уникальные значения</text:span><text:span text:style-name="T33"> </text:span><text:span text:style-name="T32">columnName</text:span></text:p>
      <text:p text:style-name="P19"><text:span text:style-name="T21">select </text:span>DISTINCT<text:span text:style-name="T32"> colunmName1, colunmName2 </text:span><text:span text:style-name="T21">from</text:span><text:span text:style-name="T32"> tableName - </text:span><text:span text:style-name="T35">уникальные значения</text:span><text:span text:style-name="T33"> </text:span><text:span text:style-name="T32">columnName1</text:span><text:span text:style-name="T33"> и 2</text:span></text:p>
      <text:p text:style-name="P19"><text:span text:style-name="T13">select</text:span><text:span text:style-name="T35"> </text:span><text:span text:style-name="T132">count</text:span><text:span text:style-name="T52">(</text:span><text:span text:style-name="T7">DISTINCT</text:span><text:span text:style-name="T33"> colunmName</text:span><text:span text:style-name="T32">)</text:span><text:span text:style-name="T33"> </text:span><text:span text:style-name="T13">from</text:span><text:span text:style-name="T33"> tableName — </text:span><text:span text:style-name="T35">подсчет количества уникальных значений</text:span></text:p>
      <text:p text:style-name="P19"><text:span text:style-name="T13">select </text:span><text:span text:style-name="T35"><text:s/></text:span><text:span text:style-name="T32">colunmName</text:span><text:span text:style-name="T35">, </text:span><text:span text:style-name="T131">count</text:span><text:span text:style-name="T35">(*) as_count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text:s/></text:span><text:span text:style-name="T32">colunmName</text:span></text:p>
      <text:p text:style-name="P19"><text:span text:style-name="T13">select</text:span><text:span text:style-name="T35"> <text:s/></text:span><text:span text:style-name="T32">colunmName</text:span><text:span text:style-name="T35">, </text:span><text:span text:style-name="T32">olunmName2, </text:span><text:span text:style-name="T131">count</text:span><text:span text:style-name="T35">(*) </text:span><text:span text:style-name="T52">cnt, </text:span><text:span text:style-name="T132">sum</text:span><text:span text:style-name="T52">(</text:span><text:span text:style-name="T32">colunm1</text:span><text:span text:style-name="T52">) </text:span><text:span text:style-name="T32">colunm1</text:span><text:span text:style-name="T52">,</text:span><text:span text:style-name="T132">avg</text:span><text:span text:style-name="T52">(</text:span><text:span text:style-name="T32">colunm2</text:span><text:span text:style-name="T52">) <text:s/></text:span><text:span text:style-name="T32">colunm2</text:span></text:p>
      <text:p text:style-name="P19"><text:soft-page-break/><text:span text:style-name="T35"><text:tab/>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/text:span><text:span text:style-name="T32">colunmName, </text:span><text:span text:style-name="T33">с</text:span><text:span text:style-name="T32">olunmName2</text:span></text:p>
      <text:p text:style-name="P19"><text:span text:style-name="T21">select</text:span><text:span text:style-name="T52"> </text:span><text:span text:style-name="T32">colunmName, </text:span><text:span text:style-name="T132">count</text:span><text:span text:style-name="T52">(*) </text:span><text:span text:style-name="T21">from</text:span><text:span text:style-name="T32"> </text:span><text:span text:style-name="T33">tableName</text:span><text:span text:style-name="T133"> </text:span><text:span text:style-name="T21">group by</text:span><text:span text:style-name="T52"> </text:span><text:span text:style-name="T32">colunmName<text:line-break/> <text:s text:c="7"/></text:span><text:span text:style-name="T52"><text:s text:c="4"/></text:span><text:span text:style-name="T21">having</text:span><text:span text:style-name="T52"> </text:span><text:span text:style-name="T132">count</text:span><text:span text:style-name="T52">(*)&gt;=35 </text:span><text:span text:style-name="T32"><text:line-break/><text:tab/></text:span><text:span text:style-name="T21">group by</text:span><text:span text:style-name="T32">-&gt;</text:span><text:span text:style-name="T52"> </text:span><text:span text:style-name="T21">having -&gt; order by</text:span></text:p>
      <text:p text:style-name="P17"/>
      <text:p text:style-name="P15"/>
      <text:p text:style-name="P22"/>
      <text:p text:style-name="P22">Объединение <text:s/>запросов <text:span text:style-name="T1">UNION </text:span></text:p>
      <text:p text:style-name="P24">union – <text:span text:style-name="T33">без повторов / </text:span>union all <text:s/><text:span text:style-name="T7">- </text:span><text:span text:style-name="T33">Все строки без исключения</text:span></text:p>
      <text:p text:style-name="P24"><text:span text:style-name="T123">select</text:span><text:span text:style-name="T33"> * </text:span><text:span text:style-name="T123">from</text:span><text:span text:style-name="T33"> city_customers </text:span><text:span text:style-name="T123">union all select</text:span><text:span text:style-name="T33"> * </text:span><text:span text:style-name="T123">from</text:span><text:span text:style-name="T33"> city_suppliers</text:span></text:p>
      <text:p text:style-name="P17">INTERSECT – <text:span text:style-name="T33">пересечение таблиц ( выводит повторяющиеся строки)</text:span></text:p>
      <text:p text:style-name="P24"><text:span text:style-name="T123">select</text:span><text:span text:style-name="T33"> * </text:span><text:span text:style-name="T123">from</text:span><text:span text:style-name="T33"> city_customers </text:span><text:span text:style-name="T123">i</text:span><text:span text:style-name="T115">ntersect</text:span><text:span text:style-name="T123"> select</text:span><text:span text:style-name="T33"> * </text:span><text:span text:style-name="T123">from</text:span><text:span text:style-name="T33"> city_suppliers</text:span></text:p>
      <text:p text:style-name="P17">except<text:span text:style-name="T32"> – </text:span><text:span text:style-name="T33">исключение — выводит только строки первой таблицы не попавшие во вторую (важен порядок таблиц) </text:span></text:p>
      <text:p text:style-name="P24"><text:span text:style-name="T123">select</text:span><text:span text:style-name="T33"> * </text:span><text:span text:style-name="T123">from</text:span><text:span text:style-name="T33"> city_customers </text:span><text:span text:style-name="T115">except</text:span><text:span text:style-name="T123"> select</text:span><text:span text:style-name="T33"> * </text:span><text:span text:style-name="T123">from</text:span><text:span text:style-name="T33"> city_suppliers</text:span></text:p>
      <text:p text:style-name="P21">Объединение <text:s/>запросов <text:span text:style-name="T1">CROSS JOIN</text:span></text:p>
      <text:p text:style-name="P15">Каждое с каждым</text:p>
      <text:p text:style-name="P20"><text:span text:style-name="T1">select </text:span><text:span text:style-name="T55">*</text:span><text:span text:style-name="T1"> from </text:span><text:span text:style-name="T44">tableName1</text:span><text:span text:style-name="T1"> </text:span><text:span text:style-name="T77">cross join</text:span><text:span text:style-name="T135"> </text:span><text:span text:style-name="T44">tableName2 = </text:span><text:span text:style-name="T1">select </text:span><text:span text:style-name="T55">*</text:span><text:span text:style-name="T1"> from </text:span><text:span text:style-name="T44">tableName1,</text:span><text:span text:style-name="T135"> </text:span><text:span text:style-name="T44">tableName2 </text:span></text:p>
      <text:p text:style-name="P18"><text:s/><text:span text:style-name="T113">Объединение <text:s/>запросов </text:span><text:span text:style-name="T114">JOIN</text:span></text:p>
      <text:p text:style-name="P17">select <text:span text:style-name="T32">*</text:span> from <text:span text:style-name="T34">tableName1</text:span> <text:span text:style-name="T76">inner join</text:span><text:span text:style-name="T134"> </text:span><text:span text:style-name="T34">tableName2 </text:span><text:span text:style-name="T136">on</text:span><text:span text:style-name="T44"> <text:s/></text:span><text:span text:style-name="T79">join_condition </text:span><text:span text:style-name="T76">inner join</text:span><text:span text:style-name="T134"> </text:span><text:span text:style-name="T34">tableName3 </text:span><text:span text:style-name="T136">on</text:span><text:span text:style-name="T44"> <text:s/></text:span><text:span text:style-name="T79">join_condition</text:span><text:line-break/>select <text:span text:style-name="T32">*</text:span> from <text:span text:style-name="T34">tableName1 </text:span><text:span text:style-name="T76">join</text:span><text:span text:style-name="T134"> </text:span><text:span text:style-name="T34">tableName2 </text:span><text:span text:style-name="T136">on</text:span><text:span text:style-name="T44"> <text:s/></text:span><text:span text:style-name="T79">join_condition</text:span><text:span text:style-name="T20"> where </text:span></text:p>
      <text:p text:style-name="P15">*<text:span text:style-name="T124">select</text:span> name,city, gender <text:span text:style-name="T124">from</text:span> city_customers_suppliers t1 <text:line-break/>*<text:span text:style-name="T79">join</text:span> skill_customers_suppliers t2<text:line-break/>*<text:span text:style-name="T79">on</text:span> t1.city_id=t2.city_id <text:span text:style-name="T79">join</text:span> gender t3 <text:span text:style-name="T79">on</text:span> t2.gender_id=t3.gender_id <text:line-break/>*<text:span text:style-name="T124">where</text:span> city <text:span text:style-name="T115">like</text:span>'K%' and gender='M';</text:p>
      <text:p text:style-name="P15">* пример</text:p>
      <text:p text:style-name="P3"><text:span text:style-name="T108">В таблице со сделками </text:span><text:span text:style-name="Strong_20_Emphasis"><text:span text:style-name="T109">skill_deals</text:span></text:span><text:span text:style-name="T108"> есть идентификаторы:</text:span><text:span text:style-name="Strong_20_Emphasis"><text:span text:style-name="T31">customer_id</text:span></text:span><text:span text:style-name="T25"> — идентификатор покупателя; </text:span><text:span text:style-name="Strong_20_Emphasis"><text:span text:style-name="T31">supplier_id</text:span></text:span><text:span text:style-name="T25"> — идентификатор продавца.</text:span></text:p>
      <text:p text:style-name="P43"><text:span text:style-name="T45">Свяжите с помощью INNER JOIN оба идентификатора с таблицей </text:span><text:span text:style-name="Strong_20_Emphasis"><text:span text:style-name="T51">skill_customers_suppliers</text:span></text:span><text:span text:style-name="T45">, которая является справочником продавцов и покупателей одновременно (поле-идентификатор </text:span><text:span text:style-name="Strong_20_Emphasis"><text:span text:style-name="T51">customers_suppliers_id</text:span></text:span><text:span text:style-name="T45">).</text:span></text:p>
      <text:p text:style-name="P43"><text:span text:style-name="T45">-</text:span><text:span text:style-name="T125">-2 раза присоеденяю к первой таблице вторую, сначала <text:s/></text:span><text:span text:style-name="Strong_20_Emphasis"><text:span text:style-name="T126">customer_id, </text:span></text:span><text:span text:style-name="Strong_20_Emphasis"><text:span text:style-name="T127">потом <text:s/></text:span></text:span><text:span text:style-name="Strong_20_Emphasis"><text:span text:style-name="T126">supplier_id</text:span></text:span></text:p>
      <text:p text:style-name="P15">*<text:span text:style-name="T124">select </text:span>t1.dt, t2.name customer_name, t3.name supplier_name<text:line-break/>*<text:span text:style-name="T124">from</text:span> skill_deals t1 <text:span text:style-name="T79">join</text:span> skill_customers_suppliers t2<text:line-break/>*<text:span text:style-name="T79">on</text:span><text:span text:style-name="T124"> </text:span>t1.customer_id=t2.customers_suppliers_id<text:line-break/>*<text:span text:style-name="T79">join</text:span> skill_customers_suppliers t3<text:line-break/>*<text:span text:style-name="T79">on</text:span> t1.supplier_id=t3.customers_suppliers_id</text:p>
      <text:p text:style-name="P18"><text:span text:style-name="T113"><text:s/></text:span><text:span text:style-name="T114">LEFT RIGHT JOIN</text:span></text:p>
      <text:p text:style-name="P19">LEFT <text:span text:style-name="T33">и</text:span> RIGHT JOIN – <text:span text:style-name="T35">выполняют присоединение таблицы оставляя все колонки слева или с права соответственно </text:span></text:p>
      <text:p text:style-name="P19">FULL JOIN - <text:s/><text:span text:style-name="T35">выполняет присоединение таблиц так что в результат входя все строки из обеих таблиц в том числе и не нашедшие пары </text:span></text:p>
      <text:p text:style-name="P15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16"><text:span text:style-name="T124">where</text:span> <text:s/><text:span text:style-name="T80">not</text:span> <text:span text:style-name="T7">t1.customer_id </text:span><text:span text:style-name="T80">is</text:span> <text:span text:style-name="T80">null</text:span></text:p>
      <text:p text:style-name="P59"/>
      <text:p text:style-name="P15"/>
      <text:p text:style-name="P18"><text:span text:style-name="T113">Вложенные запросы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8-14T17:41:11.87</dc:date>
    <meta:editing-duration>P3DT8H5M11S</meta:editing-duration>
    <meta:editing-cycles>116</meta:editing-cycles>
    <meta:document-statistic meta:table-count="1" meta:image-count="1" meta:object-count="0" meta:page-count="5" meta:paragraph-count="222" meta:word-count="1540" meta:character-count="11550"/>
  </office:meta>
</office:document-meta>
</file>